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wt7GpGpTZT7KsKXlfsvO1Rpo02izq71Ks6h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9:47:12.495608694</meta:creation-date>
    <dc:date>2022-06-10T19:48:03.184124939</dc:date>
    <meta:editing-duration>PT51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